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18)">
            <text:p>sn(1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office:annotation draw:style-name="gr1" draw:text-style-name="P1" svg:width="4.326cm" svg:height="2.951cm" svg:x="7.906cm" svg:y="12.001cm" draw:caption-point-x="-0.61cm" draw:caption-point-y="1.515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8" office:value-type="string">
            <text:p>נוּ</text:p>
          </table:table-cell>
          <table:table-cell table:style-name="ce2" office:value-type="string">
            <text:p>our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18">
            <text:p>18</text:p>
          </table:table-cell>
          <table:table-cell table:style-name="ce8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03T07:28:33.6">
            <text:p>2019/12/3 7:28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  <table:database-range table:target-range-address="Sheet1.B2:Sheet1.H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2019/12/03</text:date>, <text:time>07:28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03T07:28:34.40</dc:date>
    <dc:creator>iwabuchi ken</dc:creator>
    <meta:editing-duration>PT5H58M9S</meta:editing-duration>
    <meta:editing-cycles>26</meta:editing-cycles>
    <meta:generator>OpenOffice/4.1.3$Win32 OpenOffice.org_project/413m1$Build-9783</meta:generator>
    <meta:document-statistic meta:table-count="1" meta:cell-count="158" meta:object-count="0"/>
    <meta:user-defined meta:name="sheets-banding"/>
    <meta:user-defined meta:name="sheets-original-selection"/>
  </office:meta>
</office:document-meta>
</file>